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text-properties style:text-underline-style="solid" style:text-underline-width="auto" style:text-underline-color="font-color" fo:font-weight="normal" style:font-weight-asian="normal"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list-style-name="L5"/>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list-style-name="L1">
      <style:paragraph-properties fo:margin-left="0cm" fo:margin-right="0cm" fo:text-indent="-0.635cm" style:auto-text-indent="false"/>
    </style:style>
    <style:style style:name="P15" style:family="paragraph" style:parent-style-name="Standard" style:list-style-name="L2">
      <style:paragraph-properties fo:margin-left="2.501cm" fo:margin-right="0cm" fo:text-indent="-0.635cm" style:auto-text-indent="false"/>
    </style:style>
    <style:style style:name="P16" style:family="paragraph" style:parent-style-name="Standard" style:list-style-name="L3">
      <style:paragraph-properties fo:margin-left="2.501cm" fo:margin-right="0cm" fo:text-indent="-0.635cm" style:auto-text-indent="false"/>
    </style:style>
    <style:style style:name="P17" style:family="paragraph" style:parent-style-name="Standard" style:list-style-name="L4">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oinformatics MSc (UPV/EHU, 2015-2016)</text:p>
      <text:p text:style-name="P13"/>
      <text:p text:style-name="P1">Genomic Resources (http://www.genomic-resources.eu/)</text:p>
      <text:p text:style-name="Standard"/>
      <text:p text:style-name="P8">Introduction</text:p>
      <text:p text:style-name="Standard"/>
      <text:p text:style-name="Standard">Bioinformatics is the area that provides informatics tools to analyse the “Big Data” generated by advanced molecular techniques. A competent bioinformatician trully understands the biological nature of the problems derived from the current “Data tsunami” and has the technical skills to develop solutions (software, infrastructures, etc.). This master's degree will provide students with such skills and hence will make them able to develop bioinformatics-based technical solutions in academia or companies. </text:p>
      <text:p text:style-name="Standard"/>
      <text:p text:style-name="P8">Programme</text:p>
      <text:p text:style-name="Standard"/>
      <text:p text:style-name="Standard">In order for a student to be awarded the degree, 60 ECTS<text:note text:id="ftn1" text:note-class="footnote"><text:note-citation text:label="a">a</text:note-citation><text:note-body><text:p text:style-name="Standard"><text:s text:c="2"/>1 ECTS is equivalent to a student working 30 hours. In this context that means 10 tuition hours (Theory and/or lab practical work) and 20 homework hours.</text:p></text:note-body></text:note> credits must be completed: 30 taught credits and a 30 credits research/development project including a dissertation. </text:p>
      <text:p text:style-name="Standard"/>
      <text:p text:style-name="Standard">Both Life Sciences oriented and Computer Science oriented students will be accepted, and specific tuition will be provided by dividing the first semester into two paths: Life Sciences (for computer scientists) and Computer Science (For life scientists). In the second semester, one of the optional modules must be chosen: an optional module represents a concrete application of bioinformatics.</text:p>
      <text:p text:style-name="Standard"/>
      <text:p text:style-name="P9">September – February</text:p>
      <text:p text:style-name="P9"/>
      <text:p text:style-name="P10">LIFE SCIENCES PATH (14 credits)</text:p>
      <text:p text:style-name="P10"/>
      <text:p text:style-name="P10">Cell, genome, genes, ...</text:p>
      <text:p text:style-name="P10">Evolution</text:p>
      <text:p text:style-name="P10">Genetics</text:p>
      <text:p text:style-name="Standard"/>
      <text:p text:style-name="Standard">COMPUTER SCIENCE PATH (14 credits)</text:p>
      <text:p text:style-name="Standard"/>
      <text:list xml:id="list12555393571" text:style-name="L1">
        <text:list-header>
          <text:p text:style-name="P14">1.- Theory and algorithms (Compulsory, 4 credits).</text:p>
        </text:list-header>
      </text:list>
      <text:list xml:id="list1499018603" text:style-name="L2">
        <text:list-item>
          <text:p text:style-name="P15">Basics of algorithms and computational complexity. </text:p>
        </text:list-item>
        <text:list-item>
          <text:p text:style-name="P15">Common algorithms applied in bioinformatics: neural networks, markov models, bayesian systems, rule based systems, support vector machines, ... ???</text:p>
        </text:list-item>
        <text:list-item>
          <text:p text:style-name="P15">Statistical analysis: lineal models, PCA, ... ??? </text:p>
        </text:list-item>
        <text:list-item>
          <text:p text:style-name="P15">Statistical analysis with R.</text:p>
        </text:list-item>
      </text:list>
      <text:p text:style-name="Standard"/>
      <text:p text:style-name="Standard">2.- Programming (Compulsory, 4 credits).</text:p>
      <text:list xml:id="list1837069308" text:continue-numbering="true" text:style-name="L2">
        <text:list-item>
          <text:p text:style-name="P15">Program components: algorithm, input/ouput, memory, documentation, APIs.</text:p>
        </text:list-item>
        <text:list-item>
          <text:p text:style-name="P15">Brief introduction to data structures and algorithms.</text:p>
        </text:list-item>
        <text:list-item>
          <text:p text:style-name="P15">Brief introduction to Version Control Systems, focusing in GitHub.</text:p>
        </text:list-item>
        <text:list-item>
          <text:p text:style-name="P15">Object Oriented Programming with Java. </text:p>
        </text:list-item>
        <text:list-item>
          <text:p text:style-name="P15"><text:soft-page-break/>Bioinformatics programming in Perl: regular expressions and file parsing, Perl libraries for bioinformatics.</text:p>
        </text:list-item>
      </text:list>
      <text:p text:style-name="Standard"/>
      <text:p text:style-name="Standard">3.- Computing systems (Compulsory, 6 credits).</text:p>
      <text:list xml:id="list1298990329" text:continue-numbering="true" text:style-name="L2">
        <text:list-item>
          <text:p text:style-name="P15">UNIX: basic system administration (users, processes, file system), terminal commands and shell scripting, implementation of UNIX pipelines and scheduled tasks. </text:p>
        </text:list-item>
        <text:list-item>
          <text:p text:style-name="P15">Intensive computing: parallel computing (algorithms and systems, Apache Hadoop), cloud computing (Amazon AWS).</text:p>
        </text:list-item>
        <text:list-item>
          <text:p text:style-name="P15">Internet technologies: internet protocols, Web servers, Web APIs and mash-ups, Web services. </text:p>
        </text:list-item>
        <text:list-item>
          <text:p text:style-name="P15">Databases: managing and using relational databases, introduction to NoSQL databases.</text:p>
        </text:list-item>
      </text:list>
      <text:p text:style-name="Standard"/>
      <text:p text:style-name="P9">February - May</text:p>
      <text:p text:style-name="Standard"/>
      <text:p text:style-name="Standard">4.- Applied bioinformatics 1 (Compulsory, 6 credits). </text:p>
      <text:list xml:id="list1351217075" text:continue-numbering="true" text:style-name="L2">
        <text:list-item>
          <text:p text:style-name="P15">Sequence analysis: sequence alignment, main databases and data formats.</text:p>
        </text:list-item>
        <text:list-item>
          <text:p text:style-name="P15">Sequence patterns.</text:p>
        </text:list-item>
        <text:list-item>
          <text:p text:style-name="P15">Protein families.</text:p>
        </text:list-item>
        <text:list-item>
          <text:p text:style-name="P15">Protein structure prediction.</text:p>
        </text:list-item>
        <text:list-item>
          <text:p text:style-name="P15">Molecular phylogeny.</text:p>
        </text:list-item>
        <text:list-item>
          <text:p text:style-name="P15">Next Generation Sequencing (NGS) data analysis.</text:p>
        </text:list-item>
        <text:list-item>
          <text:p text:style-name="P15">Brief overview of workflow systems: Galaxy, GenePatttern, Taverna, Yabi, etc.</text:p>
        </text:list-item>
      </text:list>
      <text:p text:style-name="Standard"/>
      <text:p text:style-name="Standard">5.- Applied bioinformatics 2 (Compulsory, 1 credit). </text:p>
      <text:list xml:id="list463969326" text:style-name="L3">
        <text:list-item>
          <text:p text:style-name="P16">Research methods in bioinformatics. </text:p>
        </text:list-item>
        <text:list-item>
          <text:p text:style-name="P16">Entrepreneurship in bioinformatics.</text:p>
        </text:list-item>
      </text:list>
      <text:p text:style-name="Standard"/>
      <text:p text:style-name="Standard">6.- Bioinformatics applied to biomedicine (Optional, 9 credits).</text:p>
      <text:list xml:id="list1676912542" text:continue-numbering="true" text:style-name="L3">
        <text:list-item>
          <text:p text:style-name="P16">Microarrays.</text:p>
        </text:list-item>
        <text:list-item>
          <text:p text:style-name="P16">Drug discovery.</text:p>
        </text:list-item>
        <text:list-item>
          <text:p text:style-name="P16">Biomarker discovery.</text:p>
        </text:list-item>
        <text:list-item>
          <text:p text:style-name="P16">Genome Wide Association Studies (GWAS) in humans.</text:p>
        </text:list-item>
        <text:list-item>
          <text:p text:style-name="P16">Translational bioinformatics.</text:p>
        </text:list-item>
        <text:list-item>
          <text:p text:style-name="P16">SNPs in humans.</text:p>
        </text:list-item>
      </text:list>
      <text:p text:style-name="Standard"/>
      <text:p text:style-name="Standard">7.- Bioinformatics applied to environment, populations, and non-model organisms (Optional, 9 credits).</text:p>
      <text:list xml:id="list1351085744" text:continue-numbering="true" text:style-name="L3">
        <text:list-item>
          <text:p text:style-name="P16">Metagenomics.</text:p>
        </text:list-item>
        <text:list-item>
          <text:p text:style-name="P16">Population genetics in non-model organisms (SNPs, ???).</text:p>
        </text:list-item>
        <text:list-item>
          <text:p text:style-name="P16">Comparative genomics.</text:p>
        </text:list-item>
        <text:list-item>
          <text:p text:style-name="P16">Functional annotation of genomes.</text:p>
        </text:list-item>
      </text:list>
      <text:p text:style-name="Standard"/>
      <text:p text:style-name="Standard">8.- Bioinformatics applied to Systems Biology (Optional, 9 credits).</text:p>
      <text:list xml:id="list160084539" text:style-name="L4">
        <text:list-item>
          <text:p text:style-name="P17">Overview and integration of “-omics” disciplines.</text:p>
        </text:list-item>
      </text:list>
      <text:list xml:id="list1899547391" text:continue-list="list1351085744" text:style-name="L3">
        <text:list-item>
          <text:p text:style-name="P16">Data mining.</text:p>
        </text:list-item>
        <text:list-item>
          <text:p text:style-name="P16">Networks: types (e.g. Metabolic networks), exploitation and tools (e.g. visualisation).</text:p>
        </text:list-item>
        <text:list-item>
          <text:p text:style-name="P16">Life Sciences Semantic Web: biomedical ontologies and Linked Data.</text:p>
        </text:list-item>
      </text:list>
      <text:p text:style-name="Standard"><text:soft-page-break/></text:p>
      <text:p text:style-name="P9">May - September</text:p>
      <text:p text:style-name="Standard"/>
      <text:p text:style-name="Standard">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The outcome will be a dissertation and an oral presentation sumarising it. </text:p>
      <text:p text:style-name="Standard"/>
      <text:p text:style-name="Standard">Two types of projects are available:</text:p>
      <text:p text:style-name="Standard"/>
      <text:list xml:id="list332260307" text:style-name="L5">
        <text:list-item>
          <text:p text:style-name="P11">Research project: it focuses on answering a scientific question and the candidate will exploit bioinformatics as a means to obtain such answer. The project will be assesed in terms of how different technologies were combined and the merit of the scientific answer. The dissertation will be produced as a scientific paper.</text:p>
          <text:p text:style-name="P11"/>
        </text:list-item>
        <text:list-item>
          <text:p text:style-name="P11">Development project: it focuses on the the technical aspect of bioinformatics, and the candidate will develop a program or system to achieve an specific aim. The project will be assesed technically, thus the performance, overall design, implementation skills, etc. will be taken into account, rather than the scientific result. The dissertation will be produced as a technical report.</text:p>
        </text:list-item>
      </text:list>
      <text:p text:style-name="Standard"/>
      <text:p text:style-name="P7">Web</text:p>
      <text:p text:style-name="P2"/>
      <text:p text:style-name="P4"><text:a xlink:type="simple" xlink:href="http://bioinformatika.info/">http://bioinformatika.info</text:a> </text:p>
      <text:p text:style-name="P4"><text:a xlink:type="simple" xlink:href="https://github.com/mikel-egana-aranguren/EHU-MSc-Bioinformatics/">https://github.com/mikel-egana-aranguren/EHU-MSc-Bioinformatics/</text:a> (Private repository with wiki etc. for lecturers)</text:p>
      <text:p text:style-name="Standard"/>
      <text:p text:style-name="P7">Staff</text:p>
      <text:p text:style-name="P2"/>
      <text:p text:style-name="P5">Direction</text:p>
      <text:p text:style-name="P3"/>
      <text:p text:style-name="P3">Director: Andone Estonba (Genomic Resources Group, UPV/EHU).</text:p>
      <text:p text:style-name="P3">Scientific director: Mikel Egaña Aranguren (Genomic Resources Group, UPV/EHU).</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4-05-28T10:32:24</meta:creation-date>
    <dc:date>2014-10-08T18:10:23</dc:date>
    <dc:creator>Mikel Aranguren</dc:creator>
    <meta:editing-duration>PT14H29M33S</meta:editing-duration>
    <meta:editing-cycles>183</meta:editing-cycles>
    <meta:generator>LibreOffice/3.5$Linux_X86_64 LibreOffice_project/350m1$Build-2</meta:generator>
    <meta:printed-by>Mikel Aranguren</meta:printed-by>
    <meta:print-date>2014-10-08T15:53:39</meta:print-date>
    <meta:document-statistic meta:table-count="0" meta:image-count="0" meta:object-count="0" meta:page-count="3" meta:paragraph-count="71" meta:word-count="752" meta:character-count="5331" meta:non-whitespace-character-count="4675"/>
  </office:meta>
</office:document-meta>
</file>